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officeooo:paragraph-rsid="00438122"/>
    </style:style>
    <style:style style:name="P24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officeooo:rsid="00447349"/>
    </style:style>
    <style:style style:name="T24" style:family="text">
      <style:text-properties fo:font-variant="normal" fo:text-transform="none" fo:color="#48484c" style:font-name="Menlo" fo:font-size="4.5pt" fo:letter-spacing="normal" fo:font-style="normal" fo:font-weight="bold"/>
    </style:style>
    <style:style style:name="T25" style:family="text">
      <style:text-properties fo:font-variant="normal" fo:text-transform="none" fo:color="#48484c" style:font-name="Menlo" fo:font-size="4.5pt" fo:letter-spacing="normal" fo:font-style="normal" fo:font-weight="normal"/>
    </style:style>
    <style:style style:name="T26" style:family="text">
      <style:text-properties fo:font-variant="normal" fo:text-transform="none" fo:color="#48484c" style:font-name="Menlo" fo:font-size="12pt" fo:letter-spacing="normal" fo:font-style="normal" fo:font-weight="bold" style:font-size-asian="12pt" style:font-size-complex="12pt"/>
    </style:style>
    <style:style style:name="T27" style:family="text">
      <style:text-properties fo:font-variant="normal" fo:text-transform="none" fo:color="#48484c" style:font-name="Menlo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48484c" style:font-name="Liberation Serif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fo:color="#48484c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48484c" style:font-name="Liberation Serif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48484c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93a1a1" style:font-name="Menlo" fo:font-size="4.5pt" fo:letter-spacing="normal" fo:font-style="normal" fo:font-weight="normal"/>
    </style:style>
    <style:style style:name="T33" style:family="text">
      <style:text-properties fo:font-variant="normal" fo:text-transform="none" fo:color="#93a1a1" style:font-name="Menlo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93a1a1" style:font-name="Liberation Serif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93a1a1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93a1a1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93a1a1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41" style:family="text">
      <style:text-properties fo:language="de" fo:country="DE" officeooo:rsid="00438122"/>
    </style:style>
    <style:style style:name="T42" style:family="text">
      <style:text-properties fo:language="de" fo:country="DE" officeooo:rsid="004473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Ziel</text:h>
      <text:p text:style-name="P1">Sprachlehrer-Webseite für mich</text:p>
      <text:h text:style-name="P24" text:outline-level="1">Schritte</text:h>
      <text:p text:style-name="P22"/>
      <text:p text:style-name="P23"><text:span text:style-name="T41">Create simple Django Backend that sends back some data<text:line-break/></text:span><text:span text:style-name="T42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-&gt; </text:span><text:span text:style-name="T38">GET /api/v1/vocabs/</text:span><text:span text:style-name="T39"> : JSON mit Vokabeln<text:line-break/></text:span><text:span text:style-name="T40">--Send Get-Request from Frontend to Server<text:line-break/>--POST-Request?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<text:soft-pag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</text:span><text:soft-page-break/><text:span text:style-name="T10"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25T13:22:43.045000000</dc:date>
    <meta:editing-duration>P16DT2H29M5S</meta:editing-duration>
    <meta:editing-cycles>87</meta:editing-cycles>
    <meta:document-statistic meta:table-count="0" meta:image-count="0" meta:object-count="0" meta:page-count="3" meta:paragraph-count="26" meta:word-count="409" meta:character-count="3243" meta:non-whitespace-character-count="2565"/>
  </office:meta>
</office:document-meta>
</file>